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3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15.6cm"/>
    </style:style>
    <style:style style:name="co5" style:family="table-column">
      <style:table-column-properties fo:break-before="auto" style:column-width="11.16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verall Sr No</text:p>
          </table:table-cell>
          <table:table-cell office:value-type="string" calcext:value-type="string">
            <text:p>Topic Sr No.</text:p>
          </table:table-cell>
          <table:table-cell office:value-type="string" calcext:value-type="string">
            <text:p>Question No</text:p>
          </table:table-cell>
          <table:table-cell office:value-type="string" calcext:value-type="string">
            <text:p>Problem Name 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My Approach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Arrays</text:p>
          </table:table-cell>
          <table:covered-table-cell/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tate Array</text:p>
          </table:table-cell>
          <table:table-cell office:value-type="string" calcext:value-type="string">
            <text:p>3 reversal of array (0-&gt;n-1),(0-&gt;k-1),(k-&gt;n)</text:p>
          </table:table-cell>
          <table:table-cell table:style-name="ce4" office:value-type="string" calcext:value-type="string" table:number-columns-spanned="5" table:number-rows-spanned="1">
            <text:p>(i+k)%n in another array / (j+k)%n store at temp, j=(j+k)%n</text:p>
          </table:table-cell>
          <table:covered-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quares of a sorted array</text:p>
          </table:table-cell>
          <table:table-cell office:value-type="string" calcext:value-type="string">
            <text:p>2 pointer 1 and last element and add element from last index</text:p>
          </table:table-cell>
          <table:table-cell table:style-name="ce4" office:value-type="string" calcext:value-type="string" table:number-columns-spanned="4" table:number-rows-spanned="1">
            <text:p>O(n) – find start of positive, incr i and decr j from there and compare</text:p>
          </table:table-cell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ximum Subarray Sum</text:p>
          </table:table-cell>
          <table:table-cell office:value-type="string" calcext:value-type="string">
            <text:p>2 max – current and overall, if current max&gt;omax- omax=cmax</text:p>
          </table:table-cell>
          <table:table-cell table:style-name="ce4" office:value-type="string" calcext:value-type="string" table:number-columns-spanned="4" table:number-rows-spanned="1">
            <text:p>---- kadane theoram</text:p>
          </table:table-cell>
          <table:covered-table-cell table:number-columns-repeated="3" table:style-name="ce6"/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ximum Product Subarray</text:p>
          </table:table-cell>
          <table:table-cell office:value-type="string" calcext:value-type="string">
            <text:p>multiply from start and end continuous – save peak value. </text:p>
          </table:table-cell>
          <table:table-cell table:style-name="ce4" office:value-type="string" calcext:value-type="string" table:number-columns-spanned="4" table:number-rows-spanned="1">
            <text:p>---- start again if 0 and from previous because of -(ve) 2,-1,4</text:p>
          </table:table-cell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Boyer-moore voting algorithm</text:p>
          </table:table-cell>
          <table:table-cell table:style-name="ce4" office:value-type="string" calcext:value-type="string" table:number-columns-spanned="4" table:number-rows-spanned="1">
            <text:p>-- since a val occurs more than n/2 times so its will have the largest contiguous occurances.</text:p>
          </table:table-cell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jority Element 2</text:p>
          </table:table-cell>
          <table:table-cell office:value-type="string" calcext:value-type="string">
            <text:p>Boyer-moore voting algorithm with 2 variable caz its n/3</text:p>
          </table:table-cell>
          <table:table-cell table:style-name="ce5" office:value-type="string" calcext:value-type="string" table:number-columns-spanned="4" table:number-rows-spanned="1">
            <text:p>using map / key value int vector</text:p>
          </table:table-cell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ext Greatest Element 3</text:p>
          </table:table-cell>
          <table:table-cell office:value-type="string" calcext:value-type="string">
            <text:p>check from behind, till element[i-1]&lt;element[i]</text:p>
          </table:table-cell>
          <table:table-cell table:style-name="ce4" office:value-type="string" calcext:value-type="string" table:number-columns-spanned="4" table:number-rows-spanned="1">
            <text:p>dont know – same but complication</text:p>
          </table:table-cell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Max Chunks to make sorted 2</text:p>
          </table:table-cell>
          <table:table-cell office:value-type="string" calcext:value-type="string">
            <text:p>max from front, min from last –</text:p>
          </table:table-cell>
          <table:table-cell table:style-name="ce4" office:value-type="string" calcext:value-type="string" table:number-columns-spanned="4" table:number-rows-spanned="1">
            <text:p><text:s/>------ <text:s text:c="2"/>left hand max element &lt; right hand min element</text:p>
          </table:table-cell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Max Chunks to make sorted </text:p>
          </table:table-cell>
          <table:table-cell office:value-type="string" calcext:value-type="string">
            <text:p>same as above </text:p>
          </table:table-cell>
          <table:table-cell table:style-name="ce4" office:value-type="string" calcext:value-type="string" table:number-columns-spanned="4" table:number-rows-spanned="1">
            <text:p><text:s/>------- same as above </text:p>
          </table:table-cell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Subarray with bounded max</text:p>
          </table:table-cell>
          <table:table-cell office:value-type="string" calcext:value-type="string">
            <text:p>traverse n times, check 3 cases for nums[i], i-j+1 and prev</text:p>
          </table:table-cell>
          <table:table-cell table:style-name="ce4" office:value-type="string" calcext:value-type="string" table:number-columns-spanned="4" table:number-rows-spanned="1">
            <text:p>traverse n times, find max for current array,no of continuous value less than left, and find possible cases for each subarray</text:p>
          </table:table-cell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irst Missing Positive</text:p>
          </table:table-cell>
          <table:table-cell office:value-type="string" calcext:value-type="string">
            <text:p>traverse n times, if element in range [1,n-1], place it at a[a[i]-1]</text:p>
          </table:table-cell>
          <table:table-cell table:style-name="ce4" office:value-type="string" calcext:value-type="string" table:number-columns-spanned="4" table:number-rows-spanned="1">
            <text:p>brute force, find from 1 to max(nums) + 1 and return the value not present</text:p>
          </table:table-cell>
          <table:covered-table-cell table:number-columns-repeated="3"/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min(prefixMax(curr),suffixMax(curr))-currHeight / O(1) space- increment min side first </text:p>
          </table:table-cell>
          <table:table-cell table:style-name="ce4" office:value-type="string" calcext:value-type="string" table:number-columns-spanned="4" table:number-rows-spanned="1">
            <text:p>From 1 to max height, find available holes for each height/ min( preMax and sufMax ) 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 table:number-columns-spanned="6" table:number-rows-spanned="1">
            <text:p>Two Pointers</text:p>
          </table:table-cell>
          <table:covered-table-cell/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tainer with most water</text:p>
          </table:table-cell>
          <table:table-cell office:value-type="string" calcext:value-type="string">
            <text:p>-- same as my Approach</text:p>
          </table:table-cell>
          <table:table-cell office:value-type="string" calcext:value-type="string">
            <text:p>point at front and end, find area using min height, increase pointer with min height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o sum (GFG)</text:p>
          </table:table-cell>
          <table:table-cell office:value-type="string" calcext:value-type="string">
            <text:p>pointer at first and last (max sum at first and last) in sorted, sort unsorted array</text:p>
          </table:table-cell>
          <table:table-cell office:value-type="string" calcext:value-type="string">
            <text:p>-- sam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o difference (GFG)</text:p>
          </table:table-cell>
          <table:table-cell office:value-type="string" calcext:value-type="string">
            <text:p>pointer at first and second element (increase after that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Bit Manipulation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ingle Number</text:p>
          </table:table-cell>
          <table:table-cell office:value-type="string" calcext:value-type="string">
            <text:p>XOR operation.</text:p>
          </table:table-cell>
          <table:table-cell table:style-name="ce4" office:value-type="string" calcext:value-type="string" table:number-columns-spanned="4" table:number-rows-spanned="1">
            <text:p>Mapping elements with their occurance return ele with count 1/find second occurance of a number</text:p>
          </table:table-cell>
          <table:covered-table-cell table:style-name="ce4"/>
          <table:covered-table-cell table:number-columns-repeated="2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ingle Number 2</text:p>
          </table:table-cell>
          <table:table-cell office:value-type="string" calcext:value-type="string">
            <text:p>check for all 32 bit for all element, find the bit with n%3==1, add it to answer, check bit using &lt;&lt; </text:p>
          </table:table-cell>
          <table:table-cell table:style-name="ce4" office:value-type="string" calcext:value-type="string" table:number-columns-spanned="4" table:number-rows-spanned="1">
            <text:p>check for another occurance of a number, store visited to resolve some errors.</text:p>
          </table:table-cell>
          <table:covered-table-cell table:number-columns-repeated="3"/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ingle Number 3</text:p>
          </table:table-cell>
          <table:table-cell office:value-type="string" calcext:value-type="string">
            <text:p>XOR operation, find 1<text:span text:style-name="T1">st</text:span> bit with 1 in result, and divide arr in 2 sets, where that bit is 1 or not...</text:p>
          </table:table-cell>
          <table:table-cell office:value-type="string" calcext:value-type="string">
            <text:p>brute force, similar to prev ques (single number 2)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vide 2 integers</text:p>
          </table:table-cell>
          <table:table-cell office:value-type="string" calcext:value-type="string">
            <text:p>(divident = divident-divisor) in loop</text:p>
          </table:table-cell>
          <table:table-cell office:value-type="string" calcext:value-type="string">
            <text:p><text:s/>int ( (long) Dividend / (long) divisor )..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AND value (GFG)</text:p>
          </table:table-cell>
          <table:table-cell office:value-type="string" calcext:value-type="string">
            <text:p>Find 1 in front bit (i.e. 31 to 0) if count &gt;=2, initialize 0 val to others, ans=ans+(1&lt;&lt;i)</text:p>
          </table:table-cell>
          <table:table-cell office:value-type="string" calcext:value-type="string">
            <text:p>----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9" table:number-rows-spanned="1">
            <text:p>HashMap</text:p>
          </table:table-cell>
          <table:covered-table-cell table:number-columns-repeated="8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 AP sequence (GFG)</text:p>
          </table:table-cell>
          <table:table-cell office:value-type="string" calcext:value-type="string">
            <text:p>find common difference, start with a iterate it and check if element is present in hashmap...</text:p>
          </table:table-cell>
          <table:table-cell office:value-type="string" calcext:value-type="string">
            <text:p>sort array, find common difference for i and i+1 element.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1:10:34.637596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8T08:54:59.350654252</meta:creation-date>
    <meta:generator>LibreOffice/6.4.7.2$Linux_X86_64 LibreOffice_project/40$Build-2</meta:generator>
    <dc:date>2023-10-04T10:23:49.651556386</dc:date>
    <meta:editing-duration>P4DT3H54M4S</meta:editing-duration>
    <meta:editing-cycles>40</meta:editing-cycles>
    <meta:document-statistic meta:table-count="1" meta:cell-count="179" meta:object-count="0"/>
  </office:meta>
</office:document-meta>
</file>